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819" officeooo:paragraph-rsid="00075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08:53:04.613000000</meta:creation-date>
    <dc:date>2024-10-08T08:53:10.503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8.0.3$Windows_X86_64 LibreOffice_project/0bdf1299c94fe897b119f97f3c613e9dca6be583</meta:generator>
  </office:meta>
</office:document-meta>
</file>